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ootstrap 4 Crash Course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Bootstrap 4</text:p>
          </draw:text-box>
        </draw:frame>
        <draw:frame presentation:style-name="pr4" draw:text-style-name="P2" draw:layer="layout" svg:width="25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Rapid Devlepment 4</text:span></text:p>
                <text:list>
                  <text:list-item>
                    <text:p><text:span text:style-name="T1">Contains a huege list of features</text:span></text:p>
                  </text:list-item>
                  <text:list-item>
                    <text:p><text:span text:style-name="T1">Fully responsive menu, navigation bar, themes</text:span></text:p>
                  </text:list-item>
                </text:list>
              </text:list-item>
              <text:list-item>
                <text:p><text:span text:style-name="T1">Installation </text:span></text:p>
                <text:list>
                  <text:list-item>
                    <text:p><text:span text:style-name="T1">2 to three minutes</text:span></text:p>
                  </text:list-item>
                  <text:list-item>
                    <text:p><text:span text:style-name="T1">Load as <text:s/>CND</text:span></text:p>
                    <text:list>
                      <text:list-item>
                        <text:p><text:span text:style-name="T1">Content delivery network</text:span></text:p>
                      </text:list-item>
                      <text:list-item>
                        <text:p><text:span text:style-name="T1">Stores a cached version of its content in multple geographical locations</text:span></text:p>
                      </text:list-item>
                      <text:list-item>
                        <text:p><text:span text:style-name="T1">Point of present ( each contains a number of a caching server )</text:span></text:p>
                      </text:list-item>
                      <text:list-item>
                        <text:p><text:span text:style-name="T1">Used to reduce latencu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uilt with CSS</text:span></text:p>
                <text:list>
                  <text:list-item>
                    <text:p><text:span text:style-name="T1">Many cleasses </text:span></text:p>
                    <text:list>
                      <text:list-item>
                        <text:p><text:span text:style-name="T1">Customize the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asy to customize </text:span></text:p>
                <text:list>
                  <text:list-item>
                    <text:p><text:span text:style-name="T1">Apply your own styles</text:span></text:p>
                  </text:list-item>
                </text:list>
              </text:list-item>
              <text:list-item>
                <text:p><text:span text:style-name="T1">Intanst Responsive</text:span></text:p>
                <text:list>
                  <text:list-item>
                    <text:p><text:span text:style-name="T1">Can go from a Desktop to a mobile scre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ing and Setting up the Bootstrap</text:p>
          </draw:text-box>
        </draw:frame>
        <draw:frame presentation:style-name="pr4" draw:layer="layout" svg:width="25cm" svg:height="14.886cm" svg:x="1.4cm" svg:y="4.914cm" presentation:class="outline" presentation:user-transformed="true">
          <draw:text-box>
            <text:list text:style-name="L2">
              <text:list-item>
                <text:p>Extensions for Brackets</text:p>
                <text:list>
                  <text:list-item>
                    <text:p><text:span text:style-name="T1">Autoprefixer</text:span><text:span text:style-name="T1"><text:tab/></text:span><text:span text:style-name="T1"><text:tab/></text:span><text:span text:style-name="T1"><text:tab/></text:span><text:span text:style-name="T1">Automatically and intelligently add vendor prefixes to your CSS properties </text:span></text:p>
                  </text:list-item>
                  <text:list-item>
                    <text:p><text:span text:style-name="T1">Beuatify.io</text:span></text:p>
                  </text:list-item>
                  <text:list-item>
                    <text:p><text:span text:style-name="T1">BracketsIcons</text:span><text:span text:style-name="T1"><text:tab/></text:span><text:span text:style-name="T1"><text:tab/></text:span><text:span text:style-name="T1"><text:tab/></text:span><text:span text:style-name="T1">This extension adds file and folder (open and close state) icons to the brackets file tree.</text:span></text:p>
                  </text:list-item>
                  <text:list-item>
                    <text:p><text:span text:style-name="T1">Right Click Extensinos</text:span><text:span text:style-name="T1"><text:tab/></text:span><text:span text:style-name="T1"><text:tab/></text:span><text:span text:style-name="T1"> Right Click for copy/paste/c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ing Files and Writing the HTML Skeleton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HTML File</text:span></text:p>
                <text:list>
                  <text:list-item>
                    <text:p><text:span text:style-name="T1">Head</text:span><text:span text:style-name="T1"><text:tab/></text:span></text:p>
                    <text:list>
                      <text:list-item>
                        <text:p><text:span text:style-name="T1">&lt;meta charset=”utf-8”&gt;</text:span></text:p>
                      </text:list-item>
                      <text:list-item>
                        <text:p><text:span text:style-name="T1">&lt;meta name=”viewport” content=”width-device-width, initial-scale=1, maximum-scale=1”&gt;</text:span></text:p>
                        <text:list>
                          <text:list-item>
                            <text:p><text:span text:style-name="T1">// How content should behave on mobile phones</text:span></text:p>
                          </text:list-item>
                        </text:list>
                      </text:list-item>
                      <text:list-item>
                        <text:p><text:span text:style-name="T1">&lt;link rel=”stylesheet” href=”css/bootstrap.min.css?</text:span></text:p>
                      </text:list-item>
                      <text:list-item>
                        <text:p><text:span text:style-name="T1">&lt;link rel=”sytlesheet” href=”css/main.css”&gt;</text:span><text:span text:style-name="T1"><text:tab/></text:span><text:span text:style-name="T1"><text:tab/></text:span><text:span text:style-name="T1">// Contains the mininium CSS</text:span></text:p>
                        <text:list>
                          <text:list-item>
                            <text:p><text:span text:style-name="T1">Always linked below boostrap.min.css</text:span></text:p>
                          </text:list-item>
                        </text:list>
                      </text:list-item>
                      <text:list-item>
                        <text:p><text:span text:style-name="T1">Add a link to CDN for Jquery itself</text:span></text:p>
                      </text:list-item>
                      <text:list-item>
                        <text:p><text:span text:style-name="T1">Add a link to CDN for or popper.js itself</text:span></text:p>
                      </text:list-item>
                      <text:list-item>
                        <text:p><text:span text:style-name="T1">Add a link or CDN bootstrap.min.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ootstrap 4 &amp; Whats new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A library that enables us to create responsive websites fast</text:span></text:p>
              </text:list-item>
              <text:list-item>
                <text:p><text:span text:style-name="T1">Create modern mobile friendly webstie that will save us time through out the project</text:span></text:p>
              </text:list-item>
              <text:list-item>
                <text:p><text:span text:style-name="T1">Bootstrap is nothing more than hundreds of CSS3 classes combined.</text:span></text:p>
              </text:list-item>
              <text:list-item>
                <text:p><text:span text:style-name="T1">What news</text:span></text:p>
                <text:list>
                  <text:list-item>
                    <text:p><text:span text:style-name="T1">No long support IE8, IE9 and ios6</text:span></text:p>
                  </text:list-item>
                  <text:list-item>
                    <text:p><text:span text:style-name="T1">Flexbox is supported</text:span></text:p>
                  </text:list-item>
                  <text:list-item>
                    <text:p><text:span text:style-name="T1">Ehanced Grid Sytem ( Powered by Flexbox)</text:span></text:p>
                  </text:list-item>
                  <text:list-item>
                    <text:p><text:span text:style-name="T1">Many new components</text:span></text:p>
                  </text:list-item>
                  <text:list-item>
                    <text:p><text:span text:style-name="T1">Font Awesome instead of Glyphicions</text:span></text:p>
                  </text:list-item>
                  <text:list-item>
                    <text:p><text:span text:style-name="T1">Switch from Less to Sass</text:span></text:p>
                  </text:list-item>
                  <text:list-item>
                    <text:p><text:span text:style-name="T1">Bonus Enhanced Docu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hind the scences : Columns and Rows Explained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Bootstrap want to put your data into containers, rows then column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&lt;duv class=”.container”&gt;</text:span></text:p>
                    <text:list>
                      <text:list-item>
                        <text:p><text:span text:style-name="T1">&lt;div class=”row”&gt;</text:span><text:span text:style-name="T1"><text:tab/></text:span><text:span text:style-name="T1"><text:tab/></text:span><text:span text:style-name="T1"><text:tab/></text:span><text:span text:style-name="T1">// Inside every row there must be 12 columns ( no more, no less )</text:span></text:p>
                        <text:list>
                          <text:list-item>
                            <text:p><text:span text:style-name="T1">&lt;div class=”col”&gt;123&lt;/div&gt;</text:span><text:span text:style-name="T1"><text:tab/></text:span><text:span text:style-name="T1">// Don’t speicify the number each row will use all the space to make 12 columns</text:span></text:p>
                          </text:list-item>
                          <text:list-item>
                            <text:p><text:span text:style-name="T1">&lt;div class=”col”&gt;123&lt;/div?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  <text:list-item>
                        <text:p><text:span text:style-name="T1">&lt;div class=”row”&gt;</text:span></text:p>
                        <text:list>
                          <text:list-item>
                            <text:p><text:span text:style-name="T1">&lt;div class=”col col-loog-6”&gt;123&lt;/div&gt; <text:s/></text:span><text:span text:style-name="T1"><text:tab/></text:span><text:span text:style-name="T1">//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  <text:list-item>
                    <text:p><text:span text:style-name="T1">.css code</text:span></text:p>
                    <text:list>
                      <text:list-item>
                        <text:p><text:span text:style-name="T1">.col {</text:span></text:p>
                        <text:list>
                          <text:list-item>
                            <text:p><text:span text:style-name="T1">Background: red;</text:span></text:p>
                          </text:list-item>
                          <text:list-item>
                            <text:p><text:span text:style-name="T1">Border: 1px solid black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the Navigation Bar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Dont’ Place the navbar in a container since it should got from width to width.</text:span></text:p>
              </text:list-item>
              <text:list-item>
                <text:p><text:span text:style-name="T2">&lt;nav class=”navbar nav-expand-lg navbaar-expand-lg navbar-light bg-light&gt;</text:span></text:p>
                <text:list>
                  <text:list-item>
                    <text:p><text:span text:style-name="T2">&lt;a href=”#:” clas=”navbar-brand”&gt;My Brand&lt;/a&gt;</text:span></text:p>
                  </text:list-item>
                  <text:list-item>
                    <text:p><text:span text:style-name="T2">&lt;ul cass=”navbar-nav”&gt;</text:span></text:p>
                    <text:list>
                      <text:list-item>
                        <text:p><text:span text:style-name="T2">&lt;li clas=”nav-item”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an cutt and poast to create more items</text:span></text:p>
                        <text:list>
                          <text:list-item>
                            <text:p><text:span text:style-name="T2">&lt; a href=”#” <text:s text:c="2"/>class=”nav-link”&gt;Jumbotron &lt;/a&gt;</text:span></text:p>
                          </text:list-item>
                        </text:list>
                      </text:list-item>
                      <text:list-item>
                        <text:p><text:span text:style-name="T2">&lt;/li&gt;</text:span></text:p>
                      </text:list-item>
                      <text:list-item>
                        <text:p><text:span text:style-name="T2">&lt;li clas=”nav-item” active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<text:s/>Makes the item bold <text:s/></text:span></text:p>
                        <text:list>
                          <text:list-item>
                            <text:p><text:span text:style-name="T2">&lt; a href=”#” <text:s text:c="2"/>class=”nav-link”&gt;Jumbotron &lt;/a&gt;</text:span></text:p>
                          </text:list-item>
                        </text:list>
                      </text:list-item>
                      <text:list-item>
                        <text:p><text:span text:style-name="T2">&lt;/li&gt;</text:span></text:p>
                      </text:list-item>
                      <text:list-item>
                        <text:p><text:span text:style-name="T2">&lt;li clas=”nav-item” disabled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<text:s/>The link is not disabled </text:span></text:p>
                        <text:list>
                          <text:list-item>
                            <text:p><text:span text:style-name="T2">&lt; a href=”#” <text:s text:c="2"/>class=”nav-link”&gt;Jumbotron &lt;/a&gt;</text:span></text:p>
                          </text:list-item>
                        </text:list>
                      </text:list-item>
                      <text:list-item>
                        <text:p><text:span text:style-name="T2">&lt;/li&gt;</text:span></text:p>
                      </text:list-item>
                    </text:list>
                  </text:list-item>
                  <text:list-item>
                    <text:p><text:span text:style-name="T2">&lt;/ul&gt;</text:span></text:p>
                  </text:list-item>
                </text:list>
              </text:list-item>
              <text:list-item>
                <text:p><text:span text:style-name="T2">&lt;/nav&gt;</text:span></text:p>
                <text:list>
                  <text:list-item>
                    <text:p><text:span text:style-name="T2">Navbar-expand-lg → Navigations should expand to edges of web page</text:span></text:p>
                  </text:list-item>
                  <text:list-item>
                    <text:p><text:span text:style-name="T2">Navbar-light and bg-light </text:span><text:span text:style-name="T2"><text:tab/></text:span><text:span text:style-name="T2"><text:tab/></text:span><text:span text:style-name="T2">//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down Menu Creation with Searchbox with Button 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Example inside the nav, unordered list</text:span></text:p>
              </text:list-item>
              <text:list-item>
                <text:p><text:span text:style-name="T2">&lt;li class=”nav-item dropdown”&gt;</text:span></text:p>
                <text:list>
                  <text:list-item>
                    <text:p><text:span text:style-name="T2">&lt;a class=’nav-link dropdown-toggle” id=”navbarDropdownMenuLink”&gt;DropDown Link&lt;/a&gt;</text:span></text:p>
                  </text:list-item>
                  <text:list-item>
                    <text:p><text:span text:style-name="T2">&lt;div class=”dropdown-menu” aria-labelby=”navbarDropdownMenuLink”&gt;</text:span></text:p>
                    <text:list>
                      <text:list-item>
                        <text:p><text:span text:style-name="T2">&lt;a href=”#” class=”dropdown-item”&gt;Cut&lt;/a&gt;</text:span></text:p>
                      </text:list-item>
                      <text:list-item>
                        <text:p><text:span text:style-name="T2">&lt;a href=”#” class=”dropdown-item”&gt;Copy&lt;/a&gt;</text:span></text:p>
                      </text:list-item>
                      <text:list-item>
                        <text:p><text:span text:style-name="T2">&lt;a href=”#” class=”dropdown-item”&gt;Paste&lt;/a&gt;</text:span></text:p>
                      </text:list-item>
                    </text:list>
                  </text:list-item>
                  <text:list-item>
                    <text:p><text:span text:style-name="T2">&lt;/div&gt;</text:span></text:p>
                  </text:list-item>
                </text:list>
              </text:list-item>
              <text:list-item>
                <text:p><text:span text:style-name="T2">&lt;/li&gt;</text:span></text:p>
                <text:list>
                  <text:list-item>
                    <text:p><text:span text:style-name="T2">The dropdown-toggle cause the div to appear</text:span></text:p>
                  </text:list-item>
                  <text:list-item>
                    <text:p><text:span text:style-name="T2">The anchor is contacted to the div by the id being connected to the aria-labelby</text:span></text:p>
                  </text:list-item>
                </text:list>
              </text:list-item>
              <text:list-item>
                <text:p><text:span text:style-name="T2">Accessible Rich Internet Applications (ARIA) defines ways to make Web content and Web applications (especially those developed with Ajax and JavaScript) more accessible to people with disabilities.</text:span></text:p>
              </text:list-item>
              <text:list-item>
                <text:p><text:span text:style-name="T2">Example – Creates a search from in the navigtation bar</text:span></text:p>
                <text:list>
                  <text:list-item>
                    <text:p><text:span text:style-name="T2">Inside the nav</text:span></text:p>
                  </text:list-item>
                  <text:list-item>
                    <text:p><text:span text:style-name="T2">&lt;form action=”” class=”form-inline”&gt;</text:span></text:p>
                    <text:list>
                      <text:list-item>
                        <text:p><text:span text:style-name="T2">&lt;input type=”search” class=” form-control” placehodler=”Search”&gt;</text:span></text:p>
                        <text:list>
                          <text:list-item>
                            <text:p><text:span text:style-name="T2">&lt;button class=”btn btn-success” type=”submit”&gt;Search&lt;./button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the jumbotron and playing with gradiants</text:p>
          </draw:text-box>
        </draw:frame>
        <draw:frame presentation:style-name="pr4" draw:text-style-name="P3" draw:layer="layout" svg:width="25.4cm" svg:height="15.286cm" svg:x="1.4cm" svg:y="4.914cm" presentation:class="outline" presentation:user-transformed="true">
          <draw:text-box>
            <text:list text:style-name="L2">
              <text:list-item>
                <text:p><text:span text:style-name="T2">A lightweight, flexible component that can optionally extend the entire viewport to showcase key marketing messages on your site. <text:s/></text:span></text:p>
                <text:list>
                  <text:list-item>
                    <text:p><text:span text:style-name="T2">Creates a grey backgroudn</text:span></text:p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><text:span text:style-name="T2">&lt;div clas=”jumbotron jumbotrion-fluid&gt;</text:span></text:p>
                    <text:list>
                      <text:list-item>
                        <text:p><text:span text:style-name="T2">&lt;div class=”container”&gt;</text:span></text:p>
                        <text:list>
                          <text:list-item>
                            <text:p><text:span text:style-name="T2">&lt;H1 class=”dispaly-1”&gt;Riptide Solutions&lt;/h1&gt;</text:span></text:p>
                          </text:list-item>
                          <text:list-item>
                            <text:p><text:span text:style-name="T2">&lt;p class=”lead”&gt;Riptide Solutions is boostrap&lt;.p&gt;</text:span></text:p>
                          </text:list-item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 Different Cards + Attaching a badage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Setting Default Styles, can be defined at the top of the page</text:span></text:p>
                <text:list>
                  <text:list-item>
                    <text:p><text:span text:style-name="T2">Strong,b {Font-weight : 700 } <text:s/>\n Em,i { font-style: italic } \n P { font-size:16px, line-height:23px; margin-bottom:20px } <text:s/>\n Btn, btn:hover { color: white }</text:span></text:p>
                  </text:list-item>
                </text:list>
              </text:list-item>
              <text:list-item>
                <text:p><text:span text:style-name="T2">Card</text:span></text:p>
                <text:list>
                  <text:list-item>
                    <text:p><text:span text:style-name="T2">A card is a flexible and extensible content container. It includes options for headers and footers, a wide variety of content, contextual background colors, and powerful display options</text:span></text:p>
                    <text:list>
                      <text:list-item>
                        <text:p><text:span text:style-name="T2">Can create multiple card bodies</text:span></text:p>
                      </text:list-item>
                      <text:list-item>
                        <text:p><text:span text:style-name="T2">Can wrap a row in section and prvoide a class more-space where you can add 70 pixels of </text:span></text:p>
                      </text:list-item>
                    </text:list>
                  </text:list-item>
                  <text:list-item>
                    <text:p><text:span text:style-name="T2">&lt;div classs=”container&gt;</text:span></text:p>
                    <text:list>
                      <text:list-item>
                        <text:p><text:span text:style-name="T2">&lt;div class=”row”&gt;</text:span></text:p>
                        <text:list>
                          <text:list-item>
                            <text:p><text:span text:style-name="T2">div class=”card”&gt;</text:span></text:p>
                            <text:list>
                              <text:list-item>
                                <text:p><text:span text:style-name="T2">&lt;img src=”...” alt=”...” class=”card-img-top”&gt;</text:span></text:p>
                              </text:list-item>
                              <text:list-item>
                                <text:p><text:span text:style-name="T2">&lt;div class=”card-body”&gt;</text:span></text:p>
                                <text:list>
                                  <text:list-item>
                                    <text:p><text:span text:style-name="T2">&lt;h4 class=”card-title”&gt;Card Title&lt;/h4&gt;</text:span></text:p>
                                  </text:list-item>
                                  <text:list-item>
                                    <text:p><text:span text:style-name="T2">&lt;p class=”card-text”&gt;</text:span></text:p>
                                    <text:list>
                                      <text:list-item>
                                        <text:p><text:span text:style-name="T2">Some quick example text to build an example of the card. <text:s/>Should take up the bulk of the content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&lt;/p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  <text:list-item>
                                <text:p><text:span text:style-name="T2">&lt;div class=”card-body”&gt;</text:span></text:p>
                                <text:list>
                                  <text:list-item>
                                    <text:p><text:span text:style-name="T2">&lt;ul class=”list-gorup list-group-flush”&gt; <text:s text:c="3"/>// list-group-flush <text:s/>( The list item extends from the card titles border )</text:span></text:p>
                                    <text:list>
                                      <text:list-item>
                                        <text:p><text:span text:style-name="T2">&lt;li class=”list-group-item”&gt;List Item 1&lt;/li&gt;</text:span><text:span text:style-name="T2"><text:tab/></text:span><text:span text:style-name="T2">// Create a list item with a light-grey border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&lt;/ul&gt;</text:span></text:p>
                                  </text:list-item>
                                  <text:list-item>
                                    <text:p><text:span text:style-name="T2">&lt; a href=”#” class=”btn btn-warning”&gt;Go Some where&lt;/a&gt;</text:span></text:p>
                                  </text:list-item>
                                </text:list>
                                <text:p><text:span text:style-name="T2">&lt;/div&gt;</text:span></text:p>
                              </text:list-item>
                              <text:list-item>
                                <text:p><text:span text:style-name="T2">&lt;div class=”card-body&gt;</text:span></text:p>
                                <text:list>
                                  <text:list-item>
                                    <text:p><text:span text:style-name="T2">&lt;a href=”” class=”card-link”&gt;&lt;/a&gt;</text:span></text:p>
                                  </text:list-item>
                                  <text:list-item>
                                    <text:p><text:span text:style-name="T2">&lt;a href=”” class=”card-link”&gt;&lt;/a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&lt;/div&gt;&lt;/div&gt;&lt;/div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dg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Badges</text:span></text:p>
                <text:list>
                  <text:list-item>
                    <text:p><text:span text:style-name="T2">Small and adaptive tag for adding context to just about any content</text:span></text:p>
                  </text:list-item>
                  <text:list-item>
                    <text:p><text:span text:style-name="T2">&lt;li class=”list-group-item”&gt;List nuero 3 &lt;span clas=”badge badget-secondary”&gt;Winner&lt;/span&gt;&lt;/li&gt;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the HTML of the carousel and making it fully functional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Inside a container/row/col</text:span></text:p>
              </text:list-item>
              <text:list-item>
                <text:p><text:span text:style-name="T2">&lt;div class=”carosel”&gt;</text:span></text:p>
                <text:list>
                  <text:list-item>
                    <text:p><text:span text:style-name="T2">&lt;div class=”col-lg-12”&gt;</text:span></text:p>
                    <text:list>
                      <text:list-item>
                        <text:p><text:span text:style-name="T2">&lt;div id=”CarouselExample” class=”carousel slide”&gt;</text:span></text:p>
                        <text:list>
                          <text:list-item>
                            <text:p><text:span text:style-name="T2">&lt;ol class=”carousel-indicators”&gt;</text:span><text:span text:style-name="T2"><text:tab/></text:span><text:span text:style-name="T2"><text:tab/></text:span><text:span text:style-name="T2">// The three lines t the bottom when clicked on allow another image to be selected</text:span></text:p>
                            <text:list>
                              <text:list-item>
                                <text:p><text:span text:style-name="T2">&lt;li&gt; data-targe=”#carouselExample data-slide-to=”0”” class=”active”&gt;&lt;/li&gt;// data-target arget the corresponding image</text:span></text:p>
                              </text:list-item>
                              <text:list-item>
                                <text:p><text:span text:style-name="T2">&lt;li&gt; data-targe=”#carouselExample” data-slide-to=”1”&gt;&lt;/li&gt;</text:span><text:span text:style-name="T2"><text:tab/></text:span><text:span text:style-name="T2">// The exact picture to go to</text:span></text:p>
                              </text:list-item>
                              <text:list-item>
                                <text:p><text:span text:style-name="T2">&lt;li&gt; data-targe=”#carouselExample” data-slide-to=”2”&gt;&lt;/li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&lt;/ol&gt;</text:span></text:p>
                      </text:list-item>
                    </text:list>
                  </text:list-item>
                  <text:list-item>
                    <text:p><text:span text:style-name="T2">&lt;div&gt;</text:span></text:p>
                  </text:list-item>
                  <text:list-item>
                    <text:p><text:span text:style-name="T2">&lt;div class=”carousel-inner”</text:span><text:span text:style-name="T2"><text:tab/></text:span><text:span text:style-name="T2">// The actual carousel</text:span></text:p>
                    <text:list>
                      <text:list-item>
                        <text:p><text:span text:style-name="T2">&lt;div class=”carousel-item active”&gt;</text:span><text:span text:style-name="T2"><text:tab/></text:span><text:span text:style-name="T2"><text:tab/></text:span><text:span text:style-name="T2"><text:tab/></text:span><text:span text:style-name="T2">// Need to match the active from the carousel indicators</text:span></text:p>
                      </text:list-item>
                      <text:list-item>
                        <text:p><text:span text:style-name="T2">&lt;div class=”carousel-caption”&gt;</text:span></text:p>
                        <text:list>
                          <text:list-item>
                            <text:p><text:span text:style-name="T2">&lt;src class=w-100” img=”...”&gt;</text:span><text:span text:style-name="T2"><text:tab/></text:span><text:span text:style-name="T2"><text:tab/></text:span><text:span text:style-name="T2"><text:tab/></text:span><text:span text:style-name="T2">// w-100 make the width 100% of the parent</text:span></text:p>
                          </text:list-item>
                          <text:list-item>
                            <text:p><text:span text:style-name="T2">&lt;div class=”carousel-caption active”&gt;</text:span></text:p>
                            <text:list>
                              <text:list-item>
                                <text:p><text:span text:style-name="T2">&lt;h1&gt;Title&lt;/h1&gt;</text:span></text:p>
                              </text:list-item>
                              <text:list-item>
                                <text:p><text:span text:style-name="T2">&lt;p&gt;Descrption&lt;/p&gt;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  <text:list-item>
                        <text:p><text:span text:style-name="T2">&lt;a href=”#carouselExample” class=”carousel-control-prev-prev” data-slide=”prev role =”button” &lt;/a&gt;</text:span></text:p>
                      </text:list-item>
                      <text:list-item>
                        <text:p><text:span text:style-name="T2">&lt;a href=”carouselExample” class=”carousel-control-prev-next” data-slide=”next&lt;/a&gt;</text:span></text:p>
                        <text:list>
                          <text:list-item>
                            <text:p><text:span text:style-name="T2">&lt;span class=”carousel-control-prev-icon”&gt;&lt;/span&gt;</text:span></text:p>
                          </text:list-item>
                        </text:list>
                      </text:list-item>
                      <text:list-item>
                        <text:p><text:span text:style-name="T2">&lt;a href=”carouselExample” class=”carousel-control-prev-next” role=”biutton”&lt;/a&gt;</text:span><text:span text:style-name="T2"><text:tab/></text:span><text:span text:style-name="T2">// role makes anchor act like butt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mages.unsplash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uilding the Featured Section (Card Header + Footer)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&lt;section class=”more-space”&gt;</text:span></text:p>
                <text:list>
                  <text:list-item>
                    <text:p><text:span text:style-name="T2">&lt;div class=”row”&gt;</text:span></text:p>
                    <text:list>
                      <text:list-item>
                        <text:p><text:span text:style-name="T2">&lt;div class=”col-lg-12”&gt;</text:span></text:p>
                        <text:list>
                          <text:list-item>
                            <text:p><text:span text:style-name="T2">&lt;div class=”card text-center”&gt;</text:span><text:span text:style-name="T2"><text:tab/></text:span><text:span text:style-name="T2"><text:tab/></text:span><text:span text:style-name="T2"><text:tab/></text:span><text:span text:style-name="T2"><text:tab/></text:span><text:span text:style-name="T2">// Center any text within the card</text:span></text:p>
                            <text:list>
                              <text:list-item>
                                <text:p><text:span text:style-name="T2">&lt;div class=”card-header”&gt;</text:span></text:p>
                                <text:list>
                                  <text:list-item>
                                    <text:p><text:span text:style-name="T2">Featured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  <text:list-item>
                                <text:p><text:span text:style-name="T2">&lt;div class=”card-body”&gt;</text:span></text:p>
                                <text:list>
                                  <text:list-item>
                                    <text:p><text:span text:style-name="T2">&lt;h4 class=”card-title”&gt;Sepcial Card Title&lt;/h4&gt;</text:span></text:p>
                                  </text:list-item>
                                  <text:list-item>
                                    <text:p><text:span text:style-name="T2">&lt;p class=”card-text”&gt;test test&lt;/p&gt;</text:span></text:p>
                                  </text:list-item>
                                  <text:list-item>
                                    <text:p><text:span text:style-name="T2">&lt;a href=”#” class=”btn btn-warning”&gt;Test Button&lt;/a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  <text:list-item>
                                <text:p><text:span text:style-name="T2">&lt;div card-footer text-muted”&gt;</text:span><text:span text:style-name="T2"><text:tab/></text:span><text:span text:style-name="T2"><text:tab/></text:span><text:span text:style-name="T2">Text-muted : Make the text less visible so it not the first thing the user views</text:span></text:p>
                                <text:list>
                                  <text:list-item>
                                    <text:p><text:span text:style-name="T2">Two Days Ago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Trigger Button for the Modal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&lt;button type=”button” class=”btn btn-warnings modal1” data-toggle=”modal” data-target=”#exampleModal”&gt;Launch Demo&lt;/butotn&gt;</text:span></text:p>
                <text:list>
                  <text:list-item>
                    <text:p><text:span text:style-name="T2">// data-</text:span><text:span text:style-name="T2"><text:tab/></text:span><text:span text:style-name="T2"><text:tab/></text:span><text:span text:style-name="T2">Will reference the files in the javascript bootstrap</text:span></text:p>
                  </text:list-item>
                </text:list>
              </text:list-item>
              <text:list-item>
                <text:p><text:span text:style-name="T2">In the CSS Files</text:span></text:p>
                <text:list>
                  <text:list-item>
                    <text:p><text:span text:style-name="T2">.modal1 {</text:span><text:span text:style-name="T2"><text:tab/></text:span><text:span text:style-name="T2"><text:tab/></text:span><text:span text:style-name="T2"><text:tab/></text:span><text:span text:style-name="T2"><text:tab/></text:span><text:span text:style-name="T2">// Centers the button in the center</text:span></text:p>
                    <text:list>
                      <text:list-item>
                        <text:p><text:span text:style-name="T2">Margin 0: auto;</text:span><text:span text:style-name="T2"><text:tab/></text:span><text:span text:style-name="T2"><text:tab/></text:span><text:span text:style-name="T2"><text:tab/></text:span></text:p>
                      </text:list-item>
                      <text:list-item>
                        <text:p><text:span text:style-name="T2">Display: block;</text:span></text:p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.modal1 p {</text:span></text:p>
                        <text:list>
                          <text:list-item>
                            <text:p><text:span text:style-name="T2">Margin-bottom: 0;</text:span></text:p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Modal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The button is the last sibling</text:span></text:p>
              </text:list-item>
              <text:list-item>
                <text:p><text:span text:style-name="T2">Note that the id below is the same in the button data-target attribute</text:span></text:p>
              </text:list-item>
              <text:list-item>
                <text:p><text:span text:style-name="T2">&lt;div class=”modal fade” id=”#exampleModal” roles=”dialog”&gt;</text:span></text:p>
                <text:list>
                  <text:list-item>
                    <text:p><text:span text:style-name="T2">&lt;div class=”modal-dialog&gt;</text:span></text:p>
                    <text:list>
                      <text:list-item>
                        <text:p><text:span text:style-name="T2">&lt;div class=”modial-content”&gt;</text:span></text:p>
                        <text:list>
                          <text:list-item>
                            <text:p><text:span text:style-name="T2">&lt;div <text:s/>class=”modal-header”&gt;</text:span></text:p>
                            <text:list>
                              <text:list-item>
                                <text:p><text:span text:style-name="T2">`&lt;h5 class=”modal-title”&gt;Modal Title&lt;/h5&gt;</text:span></text:p>
                              </text:list-item>
                              <text:list-item>
                                <text:p><text:span text:style-name="T2">&lt;button type=”buttoin” class=”close” data-dismiss=”modal”&gt;&amp;times;&lt;/button&gt;</text:span><text:span text:style-name="T2"><text:tab/></text:span></text:p>
                                <text:list>
                                  <text:list-item>
                                    <text:p><text:span text:style-name="T2">// X is the character to click to dismiss the dialog</text:span></text:p>
                                  </text:list-item>
                                  <text:list-item>
                                    <text:p><text:span text:style-name="T2">//&amp;time; will run on all browsers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  <text:list-item>
                            <text:p><text:span text:style-name="T2">&lt;div class=”modal-body”&gt;</text:span></text:p>
                            <text:list>
                              <text:list-item>
                                <text:p><text:span text:style-name="T2">&lt;p&gt;Trees&lt;/p&gt;</text:span></text:p>
                              </text:list-item>
                              <text:list-item>
                                <text:p><text:span text:style-name="T2">&lt;div class=”progress”&gt;</text:span><text:span text:style-name="T2"><text:tab/></text:span><text:span text:style-name="T2">// The progrress bar must be in a spearate div</text:span></text:p>
                                <text:list>
                                  <text:list-item>
                                    <text:p><text:span text:style-name="T2">&lt;div classs=”progress-bar bg-success” role=”progressbar” style=”width: 25%” ariavalienow=25” aria-valuemin=”0” valuemax=”100”&gt;</text:span></text:p>
                                    <text:list>
                                      <text:list-item>
                                        <text:p><text:span text:style-name="T2">// bg-sucess will give the bar its green color</text:span></text:p>
                                      </text:list-item>
                                      <text:list-item>
                                        <text:p><text:span text:style-name="T2">// filled to 25% of the whole value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&lt;/div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</text:list>
                          </text:list-item>
                          <text:list-item>
                            <text:p><text:span text:style-name="T2">&lt;div class=”modall-footer&gt;</text:span></text:p>
                            <text:list>
                              <text:list-item>
                                <text:p><text:span text:style-name="T2">&lt;button type=”button” class=”btn-seoncdary” data-dismiss=”modal”&gt;Close&lt;/button&gt;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uilding the form with HTML and Bootstrap Classes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&lt;section class=”padding&gt;</text:span></text:p>
                <text:list>
                  <text:list-item>
                    <text:p><text:span text:style-name="T2">&lt;div class=”container”</text:span></text:p>
                  </text:list-item>
                  <text:list-item>
                    <text:p><text:span text:style-name="T2">// Offset three columns to the right</text:span></text:p>
                  </text:list-item>
                  <text:list-item>
                    <text:p><text:span text:style-name="T2">&lt; div class=”col-lg-6 offsett-lg-3&gt;</text:span></text:p>
                    <text:list>
                      <text:list-item>
                        <text:p><text:span text:style-name="T2">&lt;form action=””&gt;</text:span></text:p>
                        <text:list>
                          <text:list-item>
                            <text:p><text:span text:style-name="T2">&lt;div class=”form-row”&gt;</text:span></text:p>
                            <text:list>
                              <text:list-item>
                                <text:p><text:span text:style-name="T2">// Break on a medium screen size </text:span></text:p>
                              </text:list-item>
                              <text:list-item>
                                <text:p><text:span text:style-name="T2">&lt;div class=”form-group col-md-6”&gt;</text:span></text:p>
                                <text:list>
                                  <text:list-item>
                                    <text:p><text:span text:style-name="T2">&lt;label for=”inputEmail4” Email&lt;/label&gt;</text:span></text:p>
                                  </text:list-item>
                                  <text:list-item>
                                    <text:p><text:span text:style-name="T2">&lt;input type=”email” class=”form-control” id=”inputEmail4” placehodler=”Email”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div&gt;</text:span></text:p>
                              </text:list-item>
                              <text:list-item>
                                <text:p><text:span text:style-name="T2">&lt;div class=”form-group col-md-6”&gt;</text:span></text:p>
                                <text:list>
                                  <text:list-item>
                                    <text:p><text:span text:style-name="T2">&lt;label for=”pasword” Email&lt;/label&gt;</text:span></text:p>
                                  </text:list-item>
                                  <text:list-item>
                                    <text:p><text:span text:style-name="T2">&lt;input type=”passowrd” class=”form-control” id=”inputEmail4” placehodler=”Password”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  <text:list-item>
                                <text:p><text:span text:style-name="T2">&lt;div class=”form-group”&gt;</text:span></text:p>
                                <text:list>
                                  <text:list-item>
                                    <text:p><text:span text:style-name="T2">&lt;div class=”form-check”&gt;</text:span></text:p>
                                    <text:list>
                                      <text:list-item>
                                        <text:p><text:span text:style-name="T2">&lt;label class=”form-check-label”&gt;</text:span></text:p>
                                        <text:list>
                                          <text:list-item>
                                            <text:p><text:span text:style-name="T2">&lt;input type=”checkbox” class=”form-check-input”&gt;Check Me out&lt;/input&gt;</text:span></text:p>
                                          </text:list-item>
                                        </text:list>
                                      </text:list-item>
                                      <text:list-item>
                                        <text:p><text:span text:style-name="T2">&lt;label&gt;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&lt;/div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div&gt;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  <text:list-item>
                        <text:p><text:span text:style-name="T2">&lt;/form&gt;</text:span></text:p>
                      </text:list-item>
                    </text:list>
                  </text:list-item>
                  <text:list-item>
                    <text:p><text:span text:style-name="T2">.form-control:focus</text:span></text:p>
                    <text:list>
                      <text:list-item>
                        <text:p><text:span text:style-name="T2">Can set the color , background-colo, border-color, outline, box-shadow </text:span></text:p>
                        <text:list>
                          <text:list-item>
                            <text:p><text:span text:style-name="T2">Global Style for all form contro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the Responsive Menu Trigger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Using the nav that we created previously</text:span><text:span text:style-name="T1"> </text:span></text:p>
                <text:list>
                  <text:list-item>
                    <text:p><text:span text:style-name="T1">As soon as the width get so small the nav bar cannot appear fully on it, the hamburger icon will appear</text:span></text:p>
                  </text:list-item>
                  <text:list-item>
                    <text:p><text:span text:style-name="T1">Create the hamburger button&gt;</text:span></text:p>
                    <text:list>
                      <text:list-item>
                        <text:p><text:span text:style-name="T1">&lt;button class=”navbar-toggler” type=”buton” data-toggle=”collapse” data-target=””#navbarNav”&gt;</text:span></text:p>
                        <text:list>
                          <text:list-item>
                            <text:p><text:span text:style-name="T1">&lt;span class=”navbar-toggle-icon”&gt;&lt;/span&gt;</text:span><text:span text:style-name="T1"><text:tab/></text:span><text:span text:style-name="T1"><text:tab/></text:span><text:span text:style-name="T1"># displays the hamburger icon</text:span></text:p>
                          </text:list-item>
                        </text:list>
                      </text:list-item>
                      <text:list-item>
                        <text:p><text:span text:style-name="T1">&lt;/button&gt;</text:span></text:p>
                      </text:list-item>
                      <text:list-item>
                        <text:p><text:span text:style-name="T1">&lt;div clas=”collaspe id=”navbarNav”&gt;</text:span></text:p>
                        <text:list>
                          <text:list-item>
                            <text:p><text:span text:style-name="T1">Code form $(“nav.navbar-nav”) </text:span><text:span text:style-name="T1"><text:tab/></text:span><text:span text:style-name="T1"><text:tab/></text:span><text:span text:style-name="T1"># appearing when we click on the hamburger. <text:s/>Anything outside this div will be visible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ing the Website Responsive &amp; themes</text:p>
          </draw:text-box>
        </draw:frame>
        <draw:frame presentation:style-name="pr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@media only screen and ( max-width : 991 px )</text:span></text:p>
              </text:list-item>
              <text:list-item>
                <text:p><text:span text:style-name="T2">Test Tip : set the width to 300 <text:s/>and if the site look goood there then it should look good for all mobile resolutions</text:span></text:p>
              </text:list-item>
              <text:list-item>
                <text:p><text:span text:style-name="T2">Themes</text:span></text:p>
                <text:list>
                  <text:list-item>
                    <text:p><text:span text:style-name="T2">Bootstrap 4 offical thems are paid only</text:span></text:p>
                  </text:list-item>
                  <text:list-item>
                    <text:p><text:span text:style-name="T2">Download the theme and unzip</text:span></text:p>
                  </text:list-item>
                  <text:list-item>
                    <text:p><text:span text:style-name="T2">The files needed arethe html, css, javascript</text:span></text:p>
                  </text:list-item>
                  <text:list-item>
                    <text:p><text:span text:style-name="T2">With a theme all you add is the content of website.</text:span></text:p>
                  </text:list-item>
                  <text:list-item>
                    <text:p><text:span text:style-name="T2">Adding you content mean that you might need to change the CSS or Javascir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01:15:14.790693761</meta:creation-date>
    <dc:date>2018-04-02T00:24:10.201189668</dc:date>
    <meta:editing-duration>P3DT2H28M4S</meta:editing-duration>
    <meta:editing-cycles>29</meta:editing-cycles>
    <meta:generator>LibreOffice/5.3.3.2$Linux_X86_64 LibreOffice_project/30m0$Build-2</meta:generator>
    <meta:document-statistic meta:object-count="93"/>
  </office:meta>
</office:document-meta>
</file>